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5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11.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25cm" fo:min-width="6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5cm" svg:height="3.5cm" svg:x="2cm" svg:y="19cm">
          <text:p text:style-name="P1">Krodha</text:p>
          <text:p text:style-name="P1">An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5cm" svg:height="3.5cm" svg:x="15.5cm" svg:y="19cm">
          <text:p text:style-name="P1">Mada</text:p>
          <text:p text:style-name="P1">Madn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5cm" svg:height="3.5cm" svg:x="-0.5cm" svg:y="14.5cm">
          <text:p text:style-name="P1">Kama</text:p>
          <text:p text:style-name="P1">Lus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5cm" svg:height="3.5cm" svg:x="5.6cm" svg:y="24.5cm">
          <text:p text:style-name="P1">Lobha</text:p>
          <text:p text:style-name="P1">Gree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5cm" svg:height="3.5cm" svg:x="11.6cm" svg:y="24.5cm">
          <text:p text:style-name="P1">Moha</text:p>
          <text:p text:style-name="P1">Attach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5cm" svg:height="3.5cm" svg:x="16.5cm" svg:y="14.5cm">
          <text:p text:style-name="P1">Matsarya</text:p>
          <text:p text:style-name="P1">Envy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2cm" svg:height="4.5cm" svg:x="5.4cm" svg:y="5.5cm">
          <text:p text:style-name="P1"><text:span text:style-name="T1">Avoid these bad </text:span></text:p>
          <text:p text:style-name="P1"><text:span text:style-name="T1">sons/qualities</text:span></text:p>
          <text:p text:style-name="P1"><text:span text:style-name="T1">(Ask Krishna to help <text:s text:c="2"/></text:span></text:p>
          <text:p text:style-name="P1"><text:span text:style-name="T1">Execute devotional service)</text:span>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4cm" svg:y1="10cm" svg:x2="2.25cm" svg:y2="14.5cm" draw:start-shape="id1" draw:start-glue-point="2" draw:end-shape="id2" svg:d="M11400 10000v2250h-9150v2250" svg:viewBox="0 0 9151 4501">
          <text:p/>
        </draw:connector>
        <draw:connector draw:style-name="gr3" draw:text-style-name="P2" draw:layer="layout" svg:x1="11.4cm" svg:y1="10cm" svg:x2="19.25cm" svg:y2="14.5cm" draw:start-shape="id1" draw:start-glue-point="2" draw:end-shape="id3" draw:end-glue-point="0" svg:d="M11400 10000v2250h7850v2250" svg:viewBox="0 0 7851 4501">
          <text:p/>
        </draw:connector>
        <draw:connector draw:style-name="gr3" draw:text-style-name="P2" draw:layer="layout" svg:x1="11.4cm" svg:y1="10cm" svg:x2="7.5cm" svg:y2="20.75cm" draw:start-shape="id1" draw:start-glue-point="2" draw:end-shape="id4" draw:end-glue-point="1" svg:d="M11400 10000v10750h-3900" svg:viewBox="0 0 3901 10751">
          <text:p/>
        </draw:connector>
        <draw:connector draw:style-name="gr3" draw:text-style-name="P2" draw:layer="layout" svg:x1="11.4cm" svg:y1="10cm" svg:x2="15.5cm" svg:y2="20.75cm" draw:start-shape="id1" draw:start-glue-point="2" draw:end-shape="id5" draw:end-glue-point="3" svg:d="M11400 10000v10750h4100" svg:viewBox="0 0 4101 10751">
          <text:p/>
        </draw:connector>
        <draw:connector draw:style-name="gr3" draw:text-style-name="P2" draw:layer="layout" draw:line-skew="5.25cm" svg:x1="11.4cm" svg:y1="10cm" svg:x2="8.35cm" svg:y2="24.5cm" draw:start-shape="id1" draw:start-glue-point="2" draw:end-shape="id6" draw:end-glue-point="0" svg:d="M11400 10000v12500h-3050v2000" svg:viewBox="0 0 3051 14501">
          <text:p/>
        </draw:connector>
        <draw:connector draw:style-name="gr3" draw:text-style-name="P2" draw:layer="layout" draw:line-skew="5.25cm" svg:x1="11.4cm" svg:y1="10cm" svg:x2="14.35cm" svg:y2="24.5cm" draw:start-shape="id1" draw:start-glue-point="2" draw:end-shape="id7" draw:end-glue-point="0" svg:d="M11400 10000v12500h2950v2000" svg:viewBox="0 0 2951 14501">
          <text:p/>
        </draw:connector>
        <draw:custom-shape draw:style-name="gr4" draw:text-style-name="P1" draw:layer="layout" svg:width="0.5cm" svg:height="0.5cm" svg:x="15.4cm" svg:y="7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5.5cm" svg:height="3.5cm" svg:x="3cm" svg:y="10cm">
          <text:p text:style-name="P1">Devaki = Bhakt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5cm" svg:height="3.5cm" svg:x="12cm" svg:y="15cm">
          <text:p text:style-name="P1">Kamsa = Fear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5cm" svg:height="2.5cm" svg:x="3cm" svg:y="6.5cm">
          <draw:text-box>
            <text:p>Some representation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5M48S</meta:editing-duration>
    <meta:editing-cycles>6</meta:editing-cycles>
    <meta:generator>LibreOffice/5.1.4.2$Windows_x86 LibreOffice_project/f99d75f39f1c57ebdd7ffc5f42867c12031db97a</meta:generator>
    <dc:date>2021-08-25T19:45:12.578000000</dc:date>
    <meta:document-statistic meta:object-count="17"/>
  </office:meta>
</office:document-meta>
</file>